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75cm" fo:min-width="9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4" draw:marker-end-width="0.3cm" draw:fill="none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4" style:family="graphic" style:parent-style-name="objectwithoutfill">
      <style:graphic-properties draw:marker-end="Arrowheads_20_7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draw:marker-end="Arrowheads_20_8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10" draw:marker-end-width="0.3cm" draw:fill="none" draw:textarea-vertical-align="middle" loext:decorative="false"/>
      <style:paragraph-properties style:writing-mode="lr-tb"/>
    </style:style>
    <style:style style:name="gr7" style:family="graphic" style:parent-style-name="objectwithoutfill">
      <style:graphic-properties draw:marker-end="Arrowheads_20_12" draw:marker-end-width="0.3cm"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9.5cm" svg:height="7cm" svg:x="1.75cm" svg:y="2cm">
          <text:p text:style-name="P1">Gamers</text:p>
          <text:p text:style-name="P1">Id: varchar(36)</text:p>
          <text:p text:style-name="P1">Name: varchar(255)</text:p>
          <text:p text:style-name="P1">MMRank: int(80)</text:p>
          <text:p text:style-name="P1">PW: varchar(255)</text:p>
          <text:p text:style-name="P1">Wins: int(80)</text:p>
          <text:p text:style-name="P1">Loses: int(80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9.5cm" svg:height="7cm" svg:x="15cm" svg:y="2cm">
          <text:p text:style-name="P1">Matches</text:p>
          <text:p text:style-name="P1">Id: varchar(36)</text:p>
          <text:p text:style-name="P1">Players: varchar(255)</text:p>
          <text:p text:style-name="P1">Winner: varchar(36)</text:p>
          <text:p text:style-name="P1">GameType: varchar(36)</text:p>
          <text:p text:style-name="P1">Location: varchar(36)</text:p>
          <text:p text:style-name="P1">DateTime: varchar(36)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9.5cm" svg:height="7cm" svg:x="1.75cm" svg:y="12cm">
          <text:p text:style-name="P1">Games</text:p>
          <text:p text:style-name="P1">Id: varchar(36)</text:p>
          <text:p text:style-name="P1">Name: varchar(255)</text:p>
          <text:p text:style-name="P1">Description: varchar(255)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9.5cm" svg:height="7cm" svg:x="15cm" svg:y="12.25cm">
          <text:p text:style-name="P1">Locations</text:p>
          <text:p text:style-name="P1">Id: varchar(36)</text:p>
          <text:p text:style-name="P1">Name: varchar(255)</text:p>
          <text:p text:style-name="P1">Description: varchar(255)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.25cm" svg:y1="5.5cm" svg:x2="15cm" svg:y2="5.5cm" draw:start-shape="id1" draw:end-shape="id2" svg:d="M11250 5500h3750" svg:viewBox="0 0 3751 1">
          <text:p text:style-name="P1">M:M</text:p>
        </draw:connector>
        <draw:connector draw:style-name="gr3" draw:text-style-name="P3" draw:layer="layout" draw:type="line" svg:x1="19.75cm" svg:y1="12.25cm" svg:x2="19.75cm" svg:y2="9cm" draw:start-shape="id3" draw:start-glue-point="0" draw:end-shape="id2" draw:end-glue-point="2" svg:d="M19750 12250v-3250" svg:viewBox="0 0 1 3251">
          <text:p text:style-name="P1">M:M</text:p>
        </draw:connector>
        <draw:connector draw:style-name="gr4" draw:text-style-name="P3" draw:layer="layout" draw:type="line" svg:x1="11.25cm" svg:y1="15.5cm" svg:x2="15cm" svg:y2="5.5cm" draw:start-shape="id4" draw:end-shape="id2" svg:d="M11250 15500l3750-10000" svg:viewBox="0 0 3751 10001">
          <text:p text:style-name="P1">M:M</text:p>
        </draw:connector>
        <draw:custom-shape draw:style-name="gr1" draw:text-style-name="P2" xml:id="id6" draw:id="id6" draw:layer="layout" svg:width="9.5cm" svg:height="7cm" svg:x="1.75cm" svg:y="20.5cm">
          <text:p text:style-name="P1">Admin</text:p>
          <text:p text:style-name="P1">Id: varchar(36)</text:p>
          <text:p text:style-name="P1">Name: varchar(255)</text:p>
          <text:p text:style-name="P1">PW: varchar(255)</text:p>
          <text:p text:style-name="P1">SecGroup: varchar(36)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9.5cm" svg:height="7cm" svg:x="14.75cm" svg:y="20.5cm">
          <text:p text:style-name="P1">Security Groups</text:p>
          <text:p text:style-name="P1">Id: varchar(36)</text:p>
          <text:p text:style-name="P1">Name: varchar(255)</text:p>
          <text:p text:style-name="P1">Description: varchar(255)</text:p>
          <text:p text:style-name="P1">Permissions: varchar(255)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4.75cm" svg:y1="24cm" svg:x2="11.25cm" svg:y2="24cm" draw:start-shape="id5" draw:end-shape="id6" svg:d="M14750 24000h-3500" svg:viewBox="0 0 3501 1">
          <text:p text:style-name="P1">1:M</text:p>
        </draw:connector>
        <draw:custom-shape draw:style-name="gr1" draw:text-style-name="P2" draw:layer="layout" svg:width="9.5cm" svg:height="7cm" svg:x="-11.25cm" svg:y="2cm">
          <text:p text:style-name="P1">Availability</text:p>
          <text:p text:style-name="P1">Id: varchar(36)</text:p>
          <text:p text:style-name="P1">Gamer: varchar(36)</text:p>
          <text:p text:style-name="P1">DateTime: datetime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-1.75cm" svg:y1="5.25cm" svg:x2="1.75cm" svg:y2="5.25cm">
          <text:p text:style-name="P1">1:1</text:p>
        </draw:line>
        <draw:line draw:style-name="gr7" draw:text-style-name="P3" draw:layer="layout" svg:x1="-5.5cm" svg:y1="1cm" svg:x2="20.75cm" svg:y2="1cm">
          <text:p text:style-name="P1">1:1</text:p>
        </draw:line>
        <draw:line draw:style-name="gr8" draw:text-style-name="P3" draw:layer="layout" svg:x1="-5.5cm" svg:y1="2cm" svg:x2="-5.5cm" svg:y2="1cm">
          <text:p/>
        </draw:line>
        <draw:line draw:style-name="gr9" draw:text-style-name="P3" draw:layer="layout" svg:x1="20.59cm" svg:y1="1cm" svg:x2="20.59cm" svg:y2="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3:00:10.152213479</meta:creation-date>
    <dc:date>2024-11-20T13:29:37.855835491</dc:date>
    <meta:editing-duration>PT8M59S</meta:editing-duration>
    <meta:editing-cycles>2</meta:editing-cycles>
    <meta:generator>LibreOffice/24.2.7.2$Linux_X86_64 LibreOffice_project/420$Build-2</meta:generator>
    <meta:document-statistic meta:object-count="15"/>
  </office:meta>
</office:document-meta>
</file>